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4.66pt"/>
    </style:style>
    <style:style style:name="ro1" style:family="table-row">
      <style:table-row-properties style:row-height="23.75pt" fo:break-before="auto" style:use-optimal-row-height="fals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default-cell-style-name="ce4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Loan</text:p>
            <text:p>Amount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# m = p * (j / (1 - (1 + j)**(-n)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e</text:p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ation</text:p>
            <text:p>(month)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th</text:p>
            <text:p>Payments</text:p>
          </table:table-cell>
          <table:table-cell table:style-name="ce3" table:formula="of:=[.B1]*(([.B2]*0.01/12) / (1 - (1 + ([.B2]*0.01/12 )) ^(-[.B3])))" office:value-type="float" office:value="8.37854115558062" calcext:value-type="float">
            <text:p>8.3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Starting</text:p>
            <text:p>balance</text:p>
          </table:table-cell>
          <table:table-cell table:style-name="ce2" office:value-type="string" calcext:value-type="string">
            <text:p>Interest</text:p>
            <text:p>Paid</text:p>
          </table:table-cell>
          <table:table-cell table:style-name="ce2" office:value-type="string" calcext:value-type="string">
            <text:p>Principle</text:p>
            <text:p>Paid </text:p>
          </table:table-cell>
          <table:table-cell table:style-name="ce2" office:value-type="string" calcext:value-type="string">
            <text:p>Remaining</text:p>
            <text:p>Balance</text:p>
          </table:table-cell>
          <table:table-cell table:style-name="ce2" table:number-columns-repeated="3"/>
          <table:table-cell table:style-name="ce5"/>
          <table:table-cell table:style-name="ce2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" table:formula="of:=[.B7]*[.B2]*0.01/12" office:value-type="float" office:value="0.0833333333333333" calcext:value-type="float">
            <text:p>0.08</text:p>
          </table:table-cell>
          <table:table-cell table:style-name="ce3" table:formula="of:=[.B4]-[.C7]" office:value-type="float" office:value="8.29520782224729" calcext:value-type="float">
            <text:p>8.30</text:p>
          </table:table-cell>
          <table:table-cell table:style-name="ce3" table:formula="of:=[.B7]-[.D7]" office:value-type="float" office:value="91.7047921777527" calcext:value-type="float">
            <text:p>91.70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table:formula="of:=[.E7]" office:value-type="float" office:value="91.7047921777527" calcext:value-type="float">
            <text:p>91.70</text:p>
          </table:table-cell>
          <table:table-cell table:style-name="ce3" table:formula="of:=[.B8]*[.B2]*0.01/12" office:value-type="float" office:value="0.0764206601481273" calcext:value-type="float">
            <text:p>0.08</text:p>
          </table:table-cell>
          <table:table-cell table:style-name="ce3" table:formula="of:=[.B4]-[.C8]" office:value-type="float" office:value="8.30212049543249" calcext:value-type="float">
            <text:p>8.30</text:p>
          </table:table-cell>
          <table:table-cell table:style-name="ce3" table:formula="of:=[.B8]-[.D8]" office:value-type="float" office:value="83.4026716823202" calcext:value-type="float">
            <text:p>83.4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table:formula="of:=[.E8]" office:value-type="float" office:value="83.4026716823202" calcext:value-type="float">
            <text:p>83.40</text:p>
          </table:table-cell>
          <table:table-cell table:style-name="ce3" table:formula="of:=[.B9]*[.B2]*0.01/12" office:value-type="float" office:value="0.0695022264019335" calcext:value-type="float">
            <text:p>0.07</text:p>
          </table:table-cell>
          <table:table-cell table:style-name="ce3" table:formula="of:=[.B4]-[.C9]" office:value-type="float" office:value="8.30903892917869" calcext:value-type="float">
            <text:p>8.31</text:p>
          </table:table-cell>
          <table:table-cell table:style-name="ce3" table:formula="of:=[.B9]-[.D9]" office:value-type="float" office:value="75.0936327531416" calcext:value-type="float">
            <text:p>75.0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table:formula="of:=[.E9]" office:value-type="float" office:value="75.0936327531416" calcext:value-type="float">
            <text:p>75.09</text:p>
          </table:table-cell>
          <table:table-cell table:style-name="ce3" table:formula="of:=[.B10]*[.B2]*0.01/12" office:value-type="float" office:value="0.0625780272942846" calcext:value-type="float">
            <text:p>0.06</text:p>
          </table:table-cell>
          <table:table-cell table:style-name="ce3" table:formula="of:=[.B4]-[.C10]" office:value-type="float" office:value="8.31596312828633" calcext:value-type="float">
            <text:p>8.32</text:p>
          </table:table-cell>
          <table:table-cell table:style-name="ce3" table:formula="of:=[.B10]-[.D10]" office:value-type="float" office:value="66.7776696248552" calcext:value-type="float">
            <text:p>66.78</text:p>
          </table:table-cell>
          <table:table-cell table:number-columns-repeated="3"/>
          <table:table-cell office:value-type="string" calcext:value-type="string">
            <text:p># m = p * (j / (1 - (1 + j)**(-n)))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[.E10]" office:value-type="float" office:value="66.7776696248552" calcext:value-type="float">
            <text:p>66.78</text:p>
          </table:table-cell>
          <table:table-cell table:style-name="ce3" table:formula="of:=[.B11]*[.B2]*0.01/12" office:value-type="float" office:value="0.0556480580207127" calcext:value-type="float">
            <text:p>0.06</text:p>
          </table:table-cell>
          <table:table-cell table:style-name="ce3" table:formula="of:=[.B4]-[.C11]" office:value-type="float" office:value="8.32289309755991" calcext:value-type="float">
            <text:p>8.32</text:p>
          </table:table-cell>
          <table:table-cell table:style-name="ce3" table:formula="of:=[.B11]-[.D11]" office:value-type="float" office:value="58.4547765272953" calcext:value-type="float">
            <text:p>58.45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table:formula="of:=[.E11]" office:value-type="float" office:value="58.4547765272953" calcext:value-type="float">
            <text:p>58.45</text:p>
          </table:table-cell>
          <table:table-cell table:style-name="ce3" table:formula="of:=[.B12]*[.B2]*0.01/12" office:value-type="float" office:value="0.0487123137727461" calcext:value-type="float">
            <text:p>0.05</text:p>
          </table:table-cell>
          <table:table-cell table:style-name="ce3" table:formula="of:=[.B4]-[.C12]" office:value-type="float" office:value="8.32982884180787" calcext:value-type="float">
            <text:p>8.33</text:p>
          </table:table-cell>
          <table:table-cell table:style-name="ce3" table:formula="of:=[.B12]-[.D12]" office:value-type="float" office:value="50.1249476854874" calcext:value-type="float">
            <text:p>50.12</text:p>
          </table:table-cell>
          <table:table-cell table:number-columns-repeated="3"/>
          <table:table-cell office:value-type="string" calcext:value-type="string">
            <text:p># m = monthly payment</text:p>
          </table:table-cell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table:formula="of:=[.E12]" office:value-type="float" office:value="50.1249476854874" calcext:value-type="float">
            <text:p>50.12</text:p>
          </table:table-cell>
          <table:table-cell table:style-name="ce3" table:formula="of:=[.B13]*[.B2]*0.01/12" office:value-type="float" office:value="0.0417707897379062" calcext:value-type="float">
            <text:p>0.04</text:p>
          </table:table-cell>
          <table:table-cell table:style-name="ce3" table:formula="of:=[.B4]-[.C13]" office:value-type="float" office:value="8.33677036584271" calcext:value-type="float">
            <text:p>8.34</text:p>
          </table:table-cell>
          <table:table-cell table:style-name="ce3" table:formula="of:=[.B13]-[.D13]" office:value-type="float" office:value="41.7881773196447" calcext:value-type="float">
            <text:p>41.79</text:p>
          </table:table-cell>
          <table:table-cell table:number-columns-repeated="3"/>
          <table:table-cell office:value-type="string" calcext:value-type="string">
            <text:p># p = loan amount</text:p>
          </table:table-cell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table:formula="of:=[.E13]" office:value-type="float" office:value="41.7881773196447" calcext:value-type="float">
            <text:p>41.79</text:p>
          </table:table-cell>
          <table:table-cell table:style-name="ce3" table:formula="of:=[.B14]*[.B2]*0.01/12" office:value-type="float" office:value="0.0348234810997039" calcext:value-type="float">
            <text:p>0.03</text:p>
          </table:table-cell>
          <table:table-cell table:style-name="ce3" table:formula="of:=[.B4]-[.C14]" office:value-type="float" office:value="8.34371767448092" calcext:value-type="float">
            <text:p>8.34</text:p>
          </table:table-cell>
          <table:table-cell table:style-name="ce3" table:formula="of:=[.B14]-[.D14]" office:value-type="float" office:value="33.4444596451638" calcext:value-type="float">
            <text:p>33.44</text:p>
          </table:table-cell>
          <table:table-cell table:number-columns-repeated="3"/>
          <table:table-cell office:value-type="string" calcext:value-type="string">
            <text:p># j = monthly interest rate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table:formula="of:=[.E14]" office:value-type="float" office:value="33.4444596451638" calcext:value-type="float">
            <text:p>33.44</text:p>
          </table:table-cell>
          <table:table-cell table:style-name="ce3" table:formula="of:=[.B15]*[.B2]*0.01/12" office:value-type="float" office:value="0.0278703830376365" calcext:value-type="float">
            <text:p>0.03</text:p>
          </table:table-cell>
          <table:table-cell table:style-name="ce3" table:formula="of:=[.B4]-[.C15]" office:value-type="float" office:value="8.35067077254298" calcext:value-type="float">
            <text:p>8.35</text:p>
          </table:table-cell>
          <table:table-cell table:style-name="ce3" table:formula="of:=[.B15]-[.D15]" office:value-type="float" office:value="25.0937888726208" calcext:value-type="float">
            <text:p>25.09</text:p>
          </table:table-cell>
          <table:table-cell table:number-columns-repeated="3"/>
          <table:table-cell office:value-type="string" calcext:value-type="string">
            <text:p># <text:s text:c="4"/>- monthly interest rate = annual percentate rate (APR) * 0.01 / 12.0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table:formula="of:=[.E15]" office:value-type="float" office:value="25.0937888726208" calcext:value-type="float">
            <text:p>25.09</text:p>
          </table:table-cell>
          <table:table-cell table:style-name="ce3" table:formula="of:=[.B16]*[.B2]*0.01/12" office:value-type="float" office:value="0.020911490727184" calcext:value-type="float">
            <text:p>0.02</text:p>
          </table:table-cell>
          <table:table-cell table:style-name="ce3" table:formula="of:=[.B4]-[.C16]" office:value-type="float" office:value="8.35762966485344" calcext:value-type="float">
            <text:p>8.36</text:p>
          </table:table-cell>
          <table:table-cell table:style-name="ce3" table:formula="of:=[.B16]-[.D16]" office:value-type="float" office:value="16.7361592077674" calcext:value-type="float">
            <text:p>16.74</text:p>
          </table:table-cell>
          <table:table-cell table:number-columns-repeated="3"/>
          <table:table-cell office:value-type="string" calcext:value-type="string">
            <text:p># <text:s text:c="4"/>- 0.01 is to convert percentage to decimal</text:p>
          </table:table-cell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table:formula="of:=[.E16]" office:value-type="float" office:value="16.7361592077674" calcext:value-type="float">
            <text:p>16.74</text:p>
          </table:table-cell>
          <table:table-cell table:style-name="ce3" table:formula="of:=[.B17]*[.B2]*0.01/12" office:value-type="float" office:value="0.0139467993398062" calcext:value-type="float">
            <text:p>0.01</text:p>
          </table:table-cell>
          <table:table-cell table:style-name="ce3" table:formula="of:=[.B4]-[.C17]" office:value-type="float" office:value="8.36459435624081" calcext:value-type="float">
            <text:p>8.36</text:p>
          </table:table-cell>
          <table:table-cell table:style-name="ce3" table:formula="of:=[.B17]-[.D17]" office:value-type="float" office:value="8.37156485152657" calcext:value-type="float">
            <text:p>8.37</text:p>
          </table:table-cell>
          <table:table-cell table:number-columns-repeated="3"/>
          <table:table-cell office:value-type="string" calcext:value-type="string">
            <text:p># <text:s text:c="4"/>- APR is divided by 12 to get the monthly interest rate</text:p>
          </table:table-cell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table:formula="of:=[.E17]" office:value-type="float" office:value="8.37156485152657" calcext:value-type="float">
            <text:p>8.37</text:p>
          </table:table-cell>
          <table:table-cell table:style-name="ce3" table:formula="of:=[.B18]*[.B2]*0.01/12" office:value-type="float" office:value="0.00697630404293881" calcext:value-type="float">
            <text:p>0.01</text:p>
          </table:table-cell>
          <table:table-cell table:style-name="ce3" table:formula="of:=[.B4]-[.C18]" office:value-type="float" office:value="8.37156485153768" calcext:value-type="float">
            <text:p>8.37</text:p>
          </table:table-cell>
          <table:table-cell table:style-name="ce3" table:formula="of:=[.B18]-[.D18]" office:value-type="float" office:value="-0.0000000000111075593167698" calcext:value-type="float">
            <text:p>0.00</text:p>
          </table:table-cell>
          <table:table-cell table:number-columns-repeated="3"/>
          <table:table-cell office:value-type="string" calcext:value-type="string">
            <text:p># n = loan duration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# <text:s text:c="4"/>- loan duration is in years so it is multiplied by 12 to get loan duration in months</text:p>
          </table:table-cell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6:13:41.657843831</meta:creation-date>
    <dc:date>2019-11-14T16:35:51.863575021</dc:date>
    <meta:editing-duration>PT30S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